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7.39mm"/>
    </style:style>
    <style:style style:name="co3" style:family="table-column">
      <style:table-column-properties fo:break-before="auto" style:column-width="107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4517" calcext:value-type="float">
            <text:p>45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oad_0;getfield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ew;dup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vokevirtual;invokevirtu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oad_0;aload_1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oad_1;invokevirtu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oad_0;invokevirtu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dc;invokevirtu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oad;invokevirtu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ew;dup;invokespeci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up;invokespeci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utfield;aload_0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oad_0;invokespeci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store;aload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up;sipush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oad;invokeinterface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vokevirtual;aload_1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oad_2;invokevirtu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vokevirtual;aload_0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etfield;invokevirtu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oad_0;getfield;invokevirtu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vokespecial;athrow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vokespecial;return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vokevirtual;aload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astore;dup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vokevirtual;pop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utfield;return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astore;dup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vokevirtual;areturn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oad_1;aload_2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oad;aload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vokevirtual;ldc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vokespecial;aload_0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vokevirtual;ldc;invokevirtu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oad_1;invokeinterface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oad_0;invokevirtual;invokevirtu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vokevirtual;ifeq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vokevirtual;return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astore;dup;sipush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astore;dup;sipush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etfield;aload_0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vokeinterface;ifeq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oad_3;invokevirtu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new;dup;ldc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dup;ldc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aload_1;aload_0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getfield;aload_1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aload_0;getfield;aload_0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invokeinterface;checkcast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invokevirtual;astore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aload_0;getfield;aload_1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invokevirtual;goto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aload_1;invokespeci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invokevirtual;aload_1;invokevirtu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dup;sipush;iconst_1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sipush;iconst_1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ldc;invokespeci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getfield;aload_0;getfield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arraylength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invokespecial;ldc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invokespecial;ldc;invokevirtu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invokespecial;astore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iinc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goto;aload_0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sipush;bipush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new;dup;invokespecial;ldc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new;dup;invokespecial;ldc;invokevirtu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dup;invokespecial;ldc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dup;invokespecial;ldc;invokevirtu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dup;sipush;bipush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aload_0;getfield;aload_0;getfield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invokevirtual;invokespeci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aload_1;putfield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aload_0;aload_1;putfield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putstatic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invokevirtual;invokeinterface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ifeq;aload_0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invokeinterface;pop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aload_0;getfield;areturn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aload_0;aload_1;aload_2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getfield;areturn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aload_0;invokespecial;aload_0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aload_2;invokeinterface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new;dup;ldc;invokespeci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dup;ldc;invokespecial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dup;bipush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invokespecial;areturn;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iconst_2;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iadd;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invokevirtual;aload_2;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astore;aload_0;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dc;invokespecial;athrow;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checkcast;astore;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aload_0;aload_2;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invokevirtual;aload_0;getfield;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bipush;bastore;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bipush;bastore;dup;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invokevirtual;invokevirtual;invokevirtual;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new;dup;ldc;invokespecial;athrow;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dup;ldc;invokespecial;athrow;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invokevirtual;aload;invokevirtual;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invokeinterface;astore;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ifeq;aload;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aload_0;new;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aload_0;new;dup;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iconst_0;ireturn;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new;dup;aload_0;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dup;aload_0;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aload_0;invokespecial;return;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aload_1;invokestatic;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iconst_1;bastore;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iconst_1;bastore;dup;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ldc2_w;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aload_1;ldc;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invokevirtual;invokestatic;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astore_2;aload_2;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pop;goto;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invokevirtual;ifne;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ldc;invokevirtual;invokevirtual;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invokevirtual;ldc;invokevirtual;invokevirtual;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anewarray;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aload_0;aload_0;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invokespecial;invokevirtual;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new;dup;new;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new;dup;new;dup;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dup;new;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dup;new;dup;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aload_3;invokeinterface;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aload_0;aload_1;invokevirtual;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iconst_0;istore;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aload_0;iload_1;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aload_0;aload;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invokeinterface;checkcast;astore;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new;dup;aload_1;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dup;aload_1;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dc_w;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fload;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aload;invokespecial;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invokestatic;return;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bipush;bastore;dup;sipush;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dup;sipush;bipush;bastore;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dup;sipush;bipush;bastore;dup;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dup;sipush;bipush;bastore;dup;sipush;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sipush;bipush;bastore;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sipush;bipush;bastore;dup;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sipush;bipush;bastore;dup;sipush;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bastore;dup;sipush;bipush;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bastore;dup;sipush;bipush;bastore;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bastore;dup;sipush;bipush;bastore;dup;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bastore;dup;sipush;bipush;bastore;dup;sipush;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getfield;invokeinterface;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getstatic;invokevirtual;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aload_0;getfield;invokeinterface;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ifnull;aload_0;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astore_3;aload_3;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invokestatic;invokevirtual;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invokestatic;areturn;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aload_2;invokespecial;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if_icmpge;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aload;invokevirtual;aload;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athrow;aload_0;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new;dup;new;dup;invokespecial;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dup;new;dup;invokespecial;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aload_1;aload_0;invokevirtual;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astore;aload;invokeinterface;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invokeinterface;astore;aload;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goto;iconst_0;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invokespecial;athrow;aload_0;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aload_0;aload_1;invokespecial;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istore;iload;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iconst_1;bastore;dup;sipush;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dup;sipush;iconst_1;bastore;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dup;sipush;iconst_1;bastore;dup;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dup;sipush;iconst_1;bastore;dup;sipush;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sipush;iconst_1;bastore;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sipush;iconst_1;bastore;dup;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sipush;iconst_1;bastore;dup;sipush;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bastore;dup;sipush;iconst_1;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bastore;dup;sipush;iconst_1;bastore;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bastore;dup;sipush;iconst_1;bastore;dup;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bastore;dup;sipush;iconst_1;bastore;dup;sipush;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invokevirtual;invokevirtual;invokespecial;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bipush;bastore;dup;sipush;iconst_1;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bipush;bastore;dup;sipush;iconst_1;bastore;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bipush;bastore;dup;sipush;iconst_1;bastore;dup;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bipush;bastore;dup;sipush;iconst_1;bastore;dup;sipush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iconst_1;bastore;dup;sipush;bipush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iconst_1;bastore;dup;sipush;bipush;bastore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iconst_1;bastore;dup;sipush;bipush;bastore;dup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iconst_1;bastore;dup;sipush;bipush;bastore;dup;sipush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dup;sipush;iconst_1;bastore;dup;sipush;bipush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dup;sipush;iconst_1;bastore;dup;sipush;bipush;bastore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dup;sipush;iconst_1;bastore;dup;sipush;bipush;bastore;dup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dup;sipush;iconst_1;bastore;dup;sipush;bipush;bastore;dup;sipush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dup;sipush;bipush;bastore;dup;sipush;iconst_1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dup;sipush;bipush;bastore;dup;sipush;iconst_1;bastore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dup;sipush;bipush;bastore;dup;sipush;iconst_1;bastore;dup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dup;sipush;bipush;bastore;dup;sipush;iconst_1;bastore;dup;sipush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bipush;bastore;dup;sipush;iconst_1;bastore;dup;sipush;bipush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bipush;bastore;dup;sipush;iconst_1;bastore;dup;sipush;bipush;bastore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ipush;iconst_1;bastore;dup;sipush;bipush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ipush;iconst_1;bastore;dup;sipush;bipush;bastore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ipush;iconst_1;bastore;dup;sipush;bipush;bastore;dup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ipush;iconst_1;bastore;dup;sipush;bipush;bastore;dup;sipush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ipush;bipush;bastore;dup;sipush;iconst_1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ipush;bipush;bastore;dup;sipush;iconst_1;bastore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ipush;bipush;bastore;dup;sipush;iconst_1;bastore;dup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sipush;bipush;bastore;dup;sipush;iconst_1;bastore;dup;sipush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bastore;dup;sipush;iconst_1;bastore;dup;sipush;bipush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bastore;dup;sipush;iconst_1;bastore;dup;sipush;bipush;bastore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bastore;dup;sipush;iconst_1;bastore;dup;sipush;bipush;bastore;dup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bastore;dup;sipush;bipush;bastore;dup;sipush;iconst_1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bastore;dup;sipush;bipush;bastore;dup;sipush;iconst_1;bastore;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bastore;dup;sipush;bipush;bastore;dup;sipush;iconst_1;bastore;dup;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sipush;bipush;bastore;dup;sipush;iconst_1;bastore;dup;sipush;bipush;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bipush;iastore;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iconst_1;iastore;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getfield;invokestatic;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iinc;goto;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invokespecial;putfield;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astore_1;aload_1;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aload;invokeinterface;ifeq;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aload_0;getfield;invokestatic;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invokespecial;putstatic;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goto;aload_1;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aload_2;aload;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new;dup;new;dup;invokespecial;ldc;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new;dup;new;dup;invokespecial;ldc;invokevirtual;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dup;new;dup;invokespecial;ldc;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dup;new;dup;invokespecial;ldc;invokevirtual;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aload_3;aload;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aload;invokevirtual;invokevirtual;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iconst_1;bastore;dup;sipush;bipush;bastore;dup;sipush;iconst_1;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iconst_1;bastore;dup;sipush;bipush;bastore;dup;sipush;iconst_1;bastore;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sipush;iconst_1;bastore;dup;sipush;bipush;bastore;dup;sipush;iconst_1;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astore;new;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astore;new;dup;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ldc;invokevirtual;aload_0;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aload_2;aload_3;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iconst_1;iastore;dup;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aload_0;aload_0;getfield;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invokevirtual;aload_0;invokevirtual;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invokevirtual;invokevirtual;aload_1;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invokevirtual;astore;aload;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bipush;iastore;dup;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checkcast;invokevirtual;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aastore;dup;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aload_0;iconst_0;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fadd;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isub;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fstore;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invokeinterface;ifeq;aload;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aload;aload;invokevirtual;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goto;aload;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aload_1;ifnonnull;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load_1;putfield;aload_0;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dup;iconst_0;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aload_1;aload;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aload_0;invokestatic;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aload_0;aconst_null;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iload;aaload;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ifnonnull;new;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ifnonnull;new;dup;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ifeq;aload;invokeinterface;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aload;ifnull;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aload;invokeinterface;ifeq;aload;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aload_1;ldc;invokevirtual;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aload;invokeinterface;checkcast;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aload_0;aload_1;putfield;aload_0;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checkcast;astore;aload;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invokevirtual;checkcast;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astore;aload;invokeinterface;ifeq;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invokeinterface;ifeq;aload;invokeinterface;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aload;invokeinterface;ifeq;aload;invokeinterface;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pop;aload_0;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iconst_m1;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invokespecial;astore;aload;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aconst_null;areturn;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iload;iload;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aload;iload;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istore_3;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ldc;invokevirtual;pop;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invokevirtual;invokespecial;athrow;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invokeinterface;invokevirtual;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pop;aload_1;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astore;aload;invokeinterface;ifeq;aload;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instanceof;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iconst_1;goto;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new;dup;aload;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dup;aload;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getfield;aload_1;invokevirtual;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astore;aload;invokeinterface;ifeq;aload;invokeinterface;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iconst_3;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dc;invokevirtual;aload_1;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ifeq;aload_2;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if_icmpne;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invokespecial;astore_1;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invokestatic;astore;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iconst_1;goto;iconst_0;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aload_1;putfield;return;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aload_1;areturn;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invokevirtual;invokevirtual;invokespecial;athrow;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aload;invokeinterface;checkcast;astore;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invokevirtual;ifnull;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ifle;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aload_0;aload_3;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iconst_1;ireturn;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iconst_1;iadd;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aload_1;checkcast;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invokeinterface;astore;aload;invokeinterface;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iconst_0;putfield;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goto;astore;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ifnull;aload;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aload;invokestatic;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aload_0;new;dup;invokespecial;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iconst_1;iastore;dup;sipush;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dup;sipush;iconst_1;iastore;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dup;sipush;iconst_1;iastore;dup;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dup;sipush;iconst_1;iastore;dup;sipush;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sipush;iconst_1;iastore;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sipush;iconst_1;iastore;dup;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sipush;iconst_1;iastore;dup;sipush;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iastore;dup;sipush;iconst_1;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iastore;dup;sipush;iconst_1;iastore;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iastore;dup;sipush;iconst_1;iastore;dup;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iastore;dup;sipush;iconst_1;iastore;dup;sipush;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invokeinterface;astore;aload;invokeinterface;ifeq;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istore_2;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aload_0;getfield;aload_1;invokevirtual;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aload_0;aload_1;putfield;return;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aload_1;invokevirtual;invokevirtual;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ifeq;aload_1;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astore_1;aload_0;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invokevirtual;aload_3;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aload_2;invokevirtual;invokevirtual;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invokevirtual;aload_2;invokevirtual;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invokevirtual;astore_2;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ldc_w;invokevirtual;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aload_0;iconst_0;putfield;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invokeinterface;astore;aload;invokeinterface;ifeq;aload;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invokeinterface;astore;aload;invokeinterface;ifeq;aload;invokeinterface;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aload_3;iload;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invokeinterface;checkcast;astore;aload;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aload_1;aload_0;invokevirtual;invokevirtual;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ifeq;aload;invokeinterface;checkcast;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invokeinterface;ifeq;aload;invokeinterface;checkcast;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aload;invokeinterface;ifeq;aload;invokeinterface;checkcast;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ifeq;aload;invokeinterface;checkcast;astore;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invokeinterface;ifeq;aload;invokeinterface;checkcast;astore;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iload;invokevirtual;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astore;aload;invokeinterface;ifeq;aload;invokeinterface;checkcast;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aload;invokeinterface;ifeq;aload;invokeinterface;checkcast;astore;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astore_2;aload_0;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aload_2;invokestatic;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instanceof;ifeq;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aconst_null;putfield;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goto;iconst_0;ireturn;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invokevirtual;ifeq;aload_0;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astore;aload;invokeinterface;ifeq;aload;invokeinterface;checkcast;astore;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invokespecial;aload_0;aload_1;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invokespecial;astore_2;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goto;aload_0;getfield;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goto;aload_2;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areturn;aload_0;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ifne;aload_0;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putstatic;new;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putstatic;new;dup;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ifnonnull;new;dup;ldc;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invokevirtual;pop;aload_1;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invokeinterface;astore;aload;invokeinterface;ifeq;aload;invokeinterface;checkcast;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aload_1;aload_2;invokevirtual;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nvokevirtual;aload_1;aload_0;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nvokevirtual;ireturn;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fnonnull;new;dup;ldc;invokespecial;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fnonnull;new;dup;ldc;invokespecial;athrow;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f_icmplt;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invokeinterface;astore;aload;invokeinterface;ifeq;aload;invokeinterface;checkcast;astore;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aload_0;aconst_null;putfield;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ldc;invokespecial;athrow;aload_0;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getfield;aload_2;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invokevirtual;pop;goto;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aload_2;putfield;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aload_1;aload_0;getfield;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pop;return;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invokespecial;putstatic;new;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invokespecial;putstatic;new;dup;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new;dup;ldc;invokespecial;athrow;aload_0;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dup;ldc;invokespecial;athrow;aload_0;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aload;invokevirtual;aload;invokevirtual;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newarray;dup;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newarray;dup;iconst_0;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iastore;dup;bipush;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dup;iconst_1;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aload_1;invokevirtual;return;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invokevirtual;aload_0;getfield;invokevirtual;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invokevirtual;invokevirtual;ldc;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if_icmpeq;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aload_0;getfield;aload_2;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invokevirtual;invokevirtual;ldc;invokevirtual;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astore;aload;invokevirtual;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aload;aload_1;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invokespecial;putfield;aload_0;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tfield;aload_1;invokeinterface;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aload_0;getfield;ireturn;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getfield;ireturn;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astore;aload;ifnull;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aload_0;getfield;aload_1;invokeinterface;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aload_0;invokevirtual;invokevirtual;aload_1;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dup;getfield;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getfield;ifnull;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invokevirtual;aload_1;aload_0;invokevirtual;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invokeinterface;ifne;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bipush;bipush;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invokevirtual;pop;aload_0;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getfield;aload;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putfield;aload;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ldc;invokevirtual;aload_1;invokevirtual;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ifnull;aload_1;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aload_0;getfield;ifnull;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invokeinterface;pop;goto;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new;dup;invokespecial;putfield;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dup;invokespecial;putfield;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dup;bipush;bipush;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bipush;iastore;dup;sipush;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aload;aload_0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aload_0;new;dup;invokespecial;putfield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dup;sipush;bipush;iastore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dup;sipush;bipush;iastore;dup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dup;sipush;bipush;iastore;dup;sipush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sipush;bipush;iastore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sipush;bipush;iastore;dup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sipush;bipush;iastore;dup;sipush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astore;dup;sipush;bipush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astore;dup;sipush;bipush;iastore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astore;dup;sipush;bipush;iastore;dup;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astore;dup;sipush;bipush;iastore;dup;sipush;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iconst_1;goto;iconst_0;ireturn;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ldc;invokevirtual;aload;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aload;ldc;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aload_3;invokespecial;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putfield;aload_0;getfield;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invokevirtual;invokevirtual;areturn;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aload;ifnull;aload;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load_0;iconst_1;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iconst_0;putfield;aload_0;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load_1;iload_2;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ifeq;aload_0;getfield;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ifeq;aload_3;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invokeinterface;goto;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aload_0;aload_1;invokestatic;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aload;aload;invokeinterface;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fsub;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aload_0;aload_2;putfield;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goto;aload_3;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bastore;dup;bipush;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load_0;iconst_0;putfield;aload_0;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putfield;aload_0;aload_2;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new;dup;invokespecial;astore;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dup;invokespecial;astore;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invokevirtual;astore_1;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invokevirtual;astore_3;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load;areturn;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iconst_4;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aload_0;getfield;aload;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aconst_null;invokespecial;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utfield;aload_0;aload_1;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const_2;iastore;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load_0;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utstatic;return;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aload;invokeinterface;pop;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iconst_0;istore;iload;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aload_2;aload_0;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getfield;ifeq;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aload_0;getfield;ifeq;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invokespecial;aload_1;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invokestatic;putfield;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ifne;new;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ifne;new;dup;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athrow;return;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aload_1;aload_0;invokevirtual;invokevirtual;aload_1;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aload_2;areturn;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aload_0;dup;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invokeinterface;invokeinterface;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iconst_1;isub;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iload;invokeinterface;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getfield;iload_1;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astore;aload;aload;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aload;invokevirtual;astore;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load_0;getstatic;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aload_0;invokespecial;invokevirtual;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invokespecial;ldc;invokevirtual;aload_0;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aload;invokeinterface;checkcast;astore;aload;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load_0;getfield;iload_1;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load_0;dup;getfield;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invokestatic;aload_0;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load_1;invokevirtual;areturn;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istore;goto;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store;goto;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lload_1;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aload_1;aload;invokevirtual;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aload_0;ldc;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aload_0;areturn;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ldc;invokevirtual;invokevirtual;invokespecial;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aload_1;aload_3;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aload_1;iload;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invokevirtual;ldc;invokevirtual;invokevirtual;invokespecial;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astore;aload_2;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aload_0;ifnonnull;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new;dup;aload_2;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dup;aload_2;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invokevirtual;aload_0;aload_1;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invokeinterface;aload_0;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iconst_2;iastore;dup;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astore;aload_3;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aload_0;invokespecial;aload_0;aload_1;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new;dup;aload_1;invokespecial;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dup;aload_1;invokespecial;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getfield;invokevirtual;invokevirtual;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ipush;iconst_1;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astore;aload_0;getfield;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newarray;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aload_0;getfield;invokevirtual;invokevirtual;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aload_1;ldc;invokevirtual;pop;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ifge;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astore;aload_1;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new;dup;invokespecial;astore_1;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dup;invokespecial;astore_1;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aload_1;ifnull;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invokevirtual;getstatic;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heckcast;astore_3;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new;dup;invokespecial;ldc;invokevirtual;aload_0;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dup;invokespecial;ldc;invokevirtual;aload_0;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goto;return;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aload_1;invokevirtual;aload_1;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ifeq;new;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ifeq;new;dup;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aload_0;invokevirtual;invokevirtual;invokevirtual;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getfield;ifnonnull;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aload_0;getfield;ifnonnull;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putfield;aload_0;iconst_0;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putfield;aload_0;iconst_0;putfield;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invokeinterface;return;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ifnull;aload_0;getfield;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nvokespecial;ldc;invokevirtual;aload_1;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ew;dup;invokespecial;ldc;invokevirtual;aload_1;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up;invokespecial;ldc;invokevirtual;aload_1;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load_1;invokevirtual;ifeq;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load_1;invokespecial;return;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nvokevirtual;aload_0;invokevirtual;invokevirtual;</text:p>
          </table:table-cell>
          <table:table-cell/>
        </table:table-row>
      </table:table>
      <table:named-expressions/>
      <table:database-ranges>
        <table:database-range table:name="__Anonymous_Sheet_DB__0" table:target-range-address="List1.A1:List1.C104853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.00.0000</text:date>, <text:time style:data-style-name="N2" text:time-value="21:43:53.38708297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1:43:55.155773085</meta:creation-date>
    <meta:editing-duration>PT34S</meta:editing-duration>
    <meta:editing-cycles>2</meta:editing-cycles>
    <meta:generator>LibreOffice/4.4.3.2$Linux_X86_64 LibreOffice_project/40m0$Build-2</meta:generator>
    <meta:initial-creator>vendy </meta:initial-creator>
    <dc:date>2016-01-14T21:44:26.888641663</dc:date>
    <dc:creator>vendy </dc:creator>
    <meta:document-statistic meta:table-count="1" meta:cell-count="1224" meta:object-count="0"/>
  </office:meta>
</office:document-meta>
</file>